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36ed" officeooo:paragraph-rsid="001d36ed"/>
    </style:style>
    <style:style style:name="P2" style:family="paragraph" style:parent-style-name="Standard">
      <style:paragraph-properties fo:text-align="start" style:justify-single-word="false"/>
      <style:text-properties officeooo:rsid="001d36ed" officeooo:paragraph-rsid="001d36ed"/>
    </style:style>
    <style:style style:name="P3" style:family="paragraph" style:parent-style-name="Standard">
      <style:paragraph-properties fo:text-align="start" style:justify-single-word="false"/>
      <style:text-properties officeooo:rsid="001d36ed" officeooo:paragraph-rsid="001f2b1f"/>
    </style:style>
    <style:style style:name="P4" style:family="paragraph" style:parent-style-name="Standard">
      <style:paragraph-properties fo:text-align="start" style:justify-single-word="false"/>
      <style:text-properties officeooo:rsid="001d36ed" officeooo:paragraph-rsid="001f2b1f"/>
    </style:style>
    <style:style style:name="P5" style:family="paragraph" style:parent-style-name="Standard">
      <style:paragraph-properties fo:text-align="start" style:justify-single-word="false"/>
      <style:text-properties officeooo:rsid="00205a62" officeooo:paragraph-rsid="00205a62"/>
    </style:style>
    <style:style style:name="T1" style:family="text">
      <style:text-properties officeooo:rsid="00202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ue de code GROUPE 2</text:p>
      <text:p text:style-name="P1"/>
      <text:p text:style-name="P3">i<text:span text:style-name="T1">mport.html : mettre le script pour importer un fichier de vols dans une page .js</text:span></text:p>
      <text:p text:style-name="P5">script.js : code mort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09:44:54.744267423</meta:creation-date>
    <dc:date>2016-04-06T08:47:49.693321529</dc:date>
    <meta:editing-duration>PT32M31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4" meta:character-count="124" meta:non-whitespace-character-count="103"/>
  </office:meta>
</office:document-meta>
</file>